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FreeSerif"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everyone, today I'm going to present my cvpr paper, enhancing adversarial robustness for deep metric learning.</text:p>
      <text:p text:style-name="P1">Given a set of data points, deep metric learning aims to learn a mapping function to project the data onto a embedding space, where similar data points are close to each other, while disimilar data points are far away from each other. It has lots of important applications.</text:p>
      <text:p text:style-name="P1"/>
      <text:p text:style-name="P1">However, recent studies reveal that by adding a small and imperceptible adversarial perturbation to the image, the deep metric learning model will produce incorrect results.</text:p>
      <text:p text:style-name="P1"/>
      <text:p text:style-name="P1">Considering the security implications, it is important to improve the adversarial robustness. However, existing defense methods still suffer from low training efficiency and notable performance drop on benign examples.</text:p>
      <text:p text:style-name="P1"/>
      <text:p text:style-name="P1">Now, we rethink about the problem. Assume there are two extreme methods. <text:s/>The weakest one is regular training, while the strongest one is the madry defense. Although madry defense is promising for classification, it results in model collapse in deep metric learning. Based on this, our insight is to find an</text:p>
      <text:p text:style-name="P1">intermediate point between the two extremes.</text:p>
      <text:p text:style-name="P1"/>
      <text:p text:style-name="P1">So, we propose hardness manipulation, to perturb a given image triplet and increase its hardness level to a specified destination hardness level. <text:s/>The resulting adversarial examples are used for training.</text:p>
      <text:p text:style-name="P1"/>
      <text:p text:style-name="P1">Hardness Manipulation is efficient, because it has the same gradient as directly maximizing the loss. But differently, it stops at a specified desination hardness.</text:p>
      <text:p text:style-name="P1"/>
      <text:p text:style-name="P1">That means the flexibility stems from destination hardness HD. <text:s/>When it equals the original source hardness HS, it degenerates into regular training. When HD equals 2, it degenerates into the madry defense. <text:s/>So, we can specify any value between HS and 2.</text:p>
      <text:p text:style-name="P1"/>
      <text:p text:style-name="P1">So, what exact hardness value should be specified? We start from using the existing triplet sampling strategies. <text:s/>After searching by brute force, we find two promising combinations, where the best one is to perturb softhard triplets into semihard triplets.</text:p>
      <text:p text:style-name="P1"/>
      <text:p text:style-name="P1">We then conduct experiments with the good combinations. We will skip the bulky table and directly see curves. The left plot shows the efficiency in obtaining a high robustness under a low training cost. The right plot indicates the performance drop on benign examples. The red curve is generally performing very</text:p>
      <text:p text:style-name="P1">well without any tuning, so we will continue from this new baseline.</text:p>
      <text:p text:style-name="P1"/>
      <text:p text:style-name="P1">As aforementioned, we find the adversarial examples not strong enough in the late phase of training, and the adversarial examples may be too strong in the early phase of training. To simultaneously address them, we propose linear gragual adversary, which is used as a dynamic destination hardness.</text:p>
      <text:p text:style-name="P1"/>
      <text:p text:style-name="P1">After adding this, the red curve becomes the pink curve. <text:s/>The resulting method is as efficient in gaining robustness as the red curve, but it can achieve a better performance on benign examples.</text:p>
      <text:p text:style-name="P1"/>
      <text:p text:style-name="P1">Next, we also note that by benign triplet plus adversarial triplet is a sextuplet. In this case, enforcing intra-class structure is possible. Considering there are attacks aiming to change item ranking within the same</text:p>
      <text:p text:style-name="P1">class, which is neglected by previous defense methods, we design a corresponding loss term.</text:p>
      <text:p text:style-name="P1"/>
      <text:p text:style-name="P1">Then the pink curve becomes yet another red curve with improved model robustness.</text:p>
      <text:p text:style-name="P1"/>
      <text:p text:style-name="P1">In a word, If we combine the improvements altogether, we can see our proposed method, namely the red curve, overwhelmingly outperforms the previous state of the art method.</text:p>
      <text:p text:style-name="P1"/>
      <text:p text:style-name="P1">And we have the same conclusions on the other commonly used deep metric learning datasets.</text:p>
      <text:p text:style-name="P1"/>
      <text:p text:style-name="P1">Ok. Adversarial defense is important for deep metric learning. In this paper, we propose Hardness manipulation for flexible adversarial training, which overwhelmingly outperforms the state-of-the-art defense when combined with linear gradual adversary and Intra-class structure loss.</text:p>
      <text:p text:style-name="P1"/>
      <text:p text:style-name="P1">That's all, thank you for listen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5T16:45:04.589118640</meta:creation-date>
    <dc:date>2022-05-25T16:47:42.010645851</dc:date>
    <meta:editing-duration>PT2M37S</meta:editing-duration>
    <meta:editing-cycles>1</meta:editing-cycles>
    <meta:generator>LibreOffice/7.3.3.1$Linux_X86_64 LibreOffice_project/30$Build-1</meta:generator>
    <meta:document-statistic meta:table-count="0" meta:image-count="0" meta:object-count="0" meta:page-count="1" meta:paragraph-count="21" meta:word-count="600" meta:character-count="3848" meta:non-whitespace-character-count="3263"/>
  </office:meta>
</office:document-meta>
</file>